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3cm" fo:min-width="0.022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3cm" fo:min-width="0.021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fo:min-height="2.107cm"/>
    </style:style>
    <style:style style:name="gr6" style:family="graphic" style:parent-style-name="standard">
      <style:graphic-properties draw:stroke="none" svg:stroke-color="#ff0000" draw:fill="none" fo:min-height="2.236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8cm" fo:min-width="2.891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54pt" style:font-size-asian="54pt" style:font-size-complex="54pt"/>
    </style:style>
    <style:style style:name="P3" style:family="paragraph">
      <style:text-properties fo:color="#004586" fo:font-size="54pt" style:font-size-asian="54pt" style:font-size-complex="54pt"/>
    </style:style>
    <style:style style:name="T1" style:family="text">
      <style:text-properties fo:color="#ff0000" fo:font-size="54pt" style:font-size-asian="54pt" style:font-size-complex="54pt"/>
    </style:style>
    <style:style style:name="T2" style:family="text">
      <style:text-properties fo:color="#004586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78cm" svg:height="0.837cm" svg:x="28.299cm" svg:y="3.0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1.382cm" svg:y="7.6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0.325cm" svg:y="9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6.377cm" svg:y="7.8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0.303cm" svg:y="8.3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6.211cm" svg:y="4.3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9.264cm" svg:y="8.9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9.284cm" svg:y="2.2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7.242cm" svg:y="3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5.496cm" svg:y="5.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1.406cm" svg:y="8.7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1.406cm" svg:y="9.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2.608cm" svg:y="8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2.632cm" svg:y="7.6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2.85cm" svg:y="6.6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2.777cm" svg:y="9.8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3.956cm" svg:y="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3.861cm" svg:y="10.0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3.836cm" svg:y="7.8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4.076cm" svg:y="6.6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1.672cm" svg:y="6.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5.183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5.086cm" svg:y="9.0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4.966cm" svg:y="10.1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3.93cm" svg:y="11.1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5.372cm" svg:y="6.6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6.246cm" svg:y="8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6.115cm" svg:y="10.2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7.306cm" svg:y="6.8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8.233cm" svg:y="6.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7.573cm" svg:y="7.8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7.342cm" svg:y="8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7.31cm" svg:y="10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7.509cm" svg:y="11.3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3.673cm" svg:y="4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8.535cm" svg:y="8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8.437cm" svg:y="9.8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8.701cm" svg:y="7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12.858cm" svg:y1="1.796cm" svg:x2="12.858cm" svg:y2="15.925cm">
          <text:p/>
        </draw:line>
        <draw:custom-shape draw:style-name="gr1" draw:text-style-name="P1" draw:layer="layout" svg:width="0.878cm" svg:height="0.837cm" svg:x="18.104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6.843cm" svg:y="8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5.581cm" svg:y="8.9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4.441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3.22cm" svg:y="9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2.539cm" svg:y1="9.415cm" svg:x2="12.556cm" svg:y2="9.417cm">
          <text:p/>
        </draw:line>
        <draw:frame draw:style-name="gr5" draw:text-style-name="P2" draw:layer="layout" svg:width="5.772cm" svg:height="2.376cm" svg:x="5.001cm" svg:y="16.679cm">
          <draw:text-box>
            <text:p text:style-name="P2"><text:span text:style-name="T1">Track</text:span></text:p>
          </draw:text-box>
        </draw:frame>
        <draw:frame draw:style-name="gr6" draw:text-style-name="P3" draw:layer="layout" svg:width="6.685cm" svg:height="2.486cm" svg:x="21.069cm" svg:y="16.56cm">
          <draw:text-box>
            <text:p text:style-name="P3"><text:span text:style-name="T2">Cluster</text:span></text:p>
          </draw:text-box>
        </draw:frame>
        <draw:custom-shape draw:style-name="gr7" draw:text-style-name="P1" draw:layer="layout" svg:width="4.233cm" svg:height="1.058cm" svg:x="13.692cm" svg:y="17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2-06T16:48:58.938622726</meta:creation-date>
    <dc:date>2017-02-20T16:56:26.976171521</dc:date>
    <dc:creator>rete </dc:creator>
    <meta:editing-duration>PT1H22M13S</meta:editing-duration>
    <meta:editing-cycles>8</meta:editing-cycles>
    <meta:generator>LibreOffice/4.3.3.2$Linux_x86 LibreOffice_project/430m0$Build-2</meta:generator>
    <meta:document-statistic meta:object-count="48"/>
  </office:meta>
</office:document-meta>
</file>